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officeooo:paragraph-rsid="001bf8e9"/>
    </style:style>
    <style:style style:name="P2" style:family="paragraph" style:parent-style-name="Standard">
      <style:paragraph-properties fo:text-align="justify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1bf8e9"/>
    </style:style>
    <style:style style:name="P3" style:family="paragraph" style:parent-style-name="Standard">
      <style:paragraph-properties fo:text-align="justify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00846" officeooo:paragraph-rsid="00200846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Standard">
      <style:paragraph-properties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Standard">
      <style:paragraph-properties fo:text-align="justify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Standard">
      <style:paragraph-properties fo:text-align="justify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1bf8e9"/>
    </style:style>
    <style:style style:name="P10" style:family="paragraph" style:parent-style-name="Standard" style:list-style-name="L4">
      <style:paragraph-properties fo:text-align="justify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1bf8e9"/>
    </style:style>
    <style:style style:name="P11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f8e9" officeooo:paragraph-rsid="001bf8e9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bf8e9" officeooo:paragraph-rsid="001bf8e9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1f3649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22169c"/>
    </style:style>
    <style:style style:name="T4" style:family="text">
      <style:text-properties officeooo:rsid="002216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71226044" text:style-name="L1">
        <text:list-item>
          <text:p text:style-name="P6">O que é Kanban?</text:p>
        </text:list-item>
      </text:list>
      <text:p text:style-name="P5"/>
      <text:p text:style-name="P7">O método Kanban é um sistema utiliza cartões de cores diferentes ou tamanhos diferentes para designar e especificar tarefas. Dessa forma, se aprimora a administração a partir de cartões de sinalização para controle de fluxos. Assim, se sabe quais tarefas precisam ser feitas, estão sendo feitas e as que foram concluídas. Ele normalmente é utilizado em empresas de produção para indicar o funcionamento dos fluxos de produção. </text:p>
      <text:p text:style-name="P7"/>
      <text:list xml:id="list108270127" text:style-name="L2">
        <text:list-item>
          <text:p text:style-name="P8">Como é usado para auxiliar o processo de desenvolvimento de software?</text:p>
        </text:list-item>
      </text:list>
      <text:p text:style-name="P4"/>
      <text:p text:style-name="P12">O Kanban é usado para auxiliar o processo de desenvolvimento de software gerando mais agilidade e produtividade para o time. A utilização da metodologia Kanban pode trazer vários benefícios para a rotina de desenvolvimento de software de uma empresa. Cada ciclo passará a ser mais curto, dando mais agilidade para a entrega de recursos ao usuário.</text:p>
      <text:p text:style-name="P12"/>
      <text:p text:style-name="P12">A gestão de prioridades também é beneficiada. A companhia conseguirá acompanhar o desenvolvimento de cada processo com alta precisão e simplicidade. Dessa forma, gestores conseguem identificar rapidamente gargalos operacionais e realizar mudanças antes que cada problema cause um profundo impacto na rotina dos profissionais.</text:p>
      <text:p text:style-name="P12"/>
      <text:p text:style-name="P12">Os projetos terão, em geral, maior valor agregado. A empresa terá times motivados, que atuam lado a lado <text:s/>a fim de solucionar as suas falhas e, por meio de métodos inovadores, atendem às demandas externas. Junto a isso, há uma constante redução de custos, uma vez que o manejo dos recursos operacionais será feito com mais eficiência.</text:p>
      <text:p text:style-name="P12"/>
      <text:p text:style-name="P12">Isso permitirá ao negócio atuar de maneira estratégica e com alta competitividade. Projetos de desenvolvimento de sistemas se tornarão mais previsíveis e com um nível de qualidade elevado. Times poderão controlar cada etapa de forma individual, reduzindo o número de atrasos a médio e longo prazo. E com uma rotina mais ágil, a metodologia Kanban traz para a companhia a certeza de que as demandas de clientes e parceiros comerciais serão executadas com facilidade e dentro dos prazos acordados.</text:p>
      <text:p text:style-name="P12"/>
      <text:list xml:id="list3481257413" text:style-name="L3">
        <text:list-item>
          <text:p text:style-name="P11">O que é Github Project?</text:p>
        </text:list-item>
      </text:list>
      <text:p text:style-name="P2"/>
      <text:p text:style-name="P1"><text:span text:style-name="T3">O Github Project possibilita criar</text:span><text:span text:style-name="T2"> os</text:span><text:span text:style-name="T1"> quadros de projetos </text:span><text:span text:style-name="T2">que</text:span><text:span text:style-name="T1"> ajudam você a organizar e priorizar seu trabalho. Você pode criar placas de projeto para trabalhos com recursos específicos, roadmaps abrangentes ou até mesmo liberar listas de verificação. Com as placas do projeto, você tem a flexibilidade de criar fluxos de trabalho personalizados que atendam às suas necessidades.</text:span></text:p>
      <text:p text:style-name="P2"/>
      <text:list xml:id="list1268597068" text:style-name="L4">
        <text:list-item>
          <text:p text:style-name="P10">Como Github Project pode auxiliar a implementar o modelo Kanban?</text:p>
        </text:list-item>
      </text:list>
      <text:p text:style-name="P2"/>
      <text:p text:style-name="P3">O GitHub Project pode auxiliar a implementar o Kanban, pois é possível usar modelos para configurar rapidamente um novo quadro de projeto dentro do GitHub e <text:span text:style-name="T4">alguns</text:span> desses modelos <text:span text:style-name="T4">são baseados</text:span> <text:span text:style-name="T4">n</text:span>o Kanban. Quando você usar um modelo para criar um quadro de projeto, o novo quadro incluirá colunas, bem como cartões com dicas para usar quadros de projeto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08:44:35.747197735</meta:creation-date>
    <dc:date>2020-08-11T11:31:42.395766401</dc:date>
    <meta:editing-duration>PT1H42M39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1" meta:word-count="454" meta:character-count="2834" meta:non-whitespace-character-count="2392"/>
  </office:meta>
</office:document-meta>
</file>